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8" style:family="paragraph" style:parent-style-name="Table_20_Contents">
      <style:paragraph-properties fo:text-align="center" style:justify-single-word="false" fo:background-color="transparent">
        <style:background-image/>
      </style:paragraph-properties>
      <style:text-properties fo:color="#ffffff"/>
    </style:style>
    <style:style style:name="P39" style:family="paragraph" style:parent-style-name="Standard">
      <style:paragraph-properties fo:break-before="page"/>
    </style:style>
    <style:style style:name="P40" style:family="paragraph" style:parent-style-name="Contents_20_1">
      <style:paragraph-properties>
        <style:tab-stops>
          <style:tab-stop style:position="0cm"/>
          <style:tab-stop style:position="3cm"/>
        </style:tab-stops>
      </style:paragraph-properties>
    </style:style>
    <style:style style:name="P41" style:family="paragraph" style:parent-style-name="Contents_20_2">
      <style:paragraph-properties>
        <style:tab-stops>
          <style:tab-stop style:position="0cm"/>
        </style:tab-stops>
      </style:paragraph-properties>
    </style:style>
    <style:style style:name="P42" style:family="paragraph" style:parent-style-name="Standard" style:master-page-name="Index">
      <style:paragraph-properties style:page-number="auto"/>
    </style:style>
    <style:style style:name="P43" style:family="paragraph" style:parent-style-name="Heading_20_1" style:master-page-name="Standard">
      <style:paragraph-properties style:page-number="auto"/>
    </style:style>
    <style:style style:name="P44" style:family="paragraph" style:parent-style-name="Heading_20_1">
      <style:paragraph-properties fo:break-before="page"/>
    </style:style>
    <style:style style:name="P45" style:family="paragraph" style:parent-style-name="List" style:list-style-name="L14"/>
    <style:style style:name="P46" style:family="paragraph" style:parent-style-name="List" style:list-style-name="L1">
      <style:paragraph-properties fo:margin-left="2.341cm" fo:margin-right="0cm" fo:text-indent="0cm" style:auto-text-indent="false"/>
    </style:style>
    <style:style style:name="P47" style:family="paragraph" style:parent-style-name="List" style:list-style-name="L11">
      <style:paragraph-properties fo:margin-left="2.341cm" fo:margin-right="0cm" fo:text-indent="0cm" style:auto-text-indent="false"/>
    </style:style>
    <style:style style:name="P48" style:family="paragraph" style:parent-style-name="List" style:list-style-name="L14">
      <style:paragraph-properties fo:margin-left="2.341cm" fo:margin-right="0cm" fo:text-indent="0cm" style:auto-text-indent="false"/>
    </style:style>
    <style:style style:name="P49"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0" style:family="paragraph" style:parent-style-name="Table_20_Contents" style:list-style-name="L2"/>
    <style:style style:name="P51" style:family="paragraph" style:parent-style-name="Table_20_Contents" style:list-style-name="L3"/>
    <style:style style:name="P52" style:family="paragraph" style:parent-style-name="Table_20_Contents" style:list-style-name="L4"/>
    <style:style style:name="P53" style:family="paragraph" style:parent-style-name="Table_20_Contents" style:list-style-name="L5"/>
    <style:style style:name="P54" style:family="paragraph" style:parent-style-name="Table_20_Contents" style:list-style-name="L6"/>
    <style:style style:name="P55" style:family="paragraph" style:parent-style-name="Table_20_Contents" style:list-style-name="L7"/>
    <style:style style:name="P56" style:family="paragraph" style:parent-style-name="Table_20_Contents" style:list-style-name="L8"/>
    <style:style style:name="P57" style:family="paragraph" style:parent-style-name="Table_20_Contents" style:list-style-name="L9"/>
    <style:style style:name="P58" style:family="paragraph" style:parent-style-name="Table_20_Contents" style:list-style-name="L10"/>
    <style:style style:name="P59" style:family="paragraph" style:parent-style-name="Table_20_Contents" style:list-style-name="L12"/>
    <style:style style:name="P60" style:family="paragraph" style:parent-style-name="Table_20_Contents" style:list-style-name="L13"/>
    <style:style style:name="P61" style:family="paragraph" style:parent-style-name="Table_20_Contents" style:list-style-name="L15"/>
    <style:style style:name="P62" style:family="paragraph" style:parent-style-name="Table_20_Contents" style:list-style-name="L12">
      <style:text-properties fo:font-weight="normal" style:font-weight-asian="normal" style:font-weight-complex="normal"/>
    </style:style>
    <style:style style:name="P63" style:family="paragraph" style:parent-style-name="Table_20_Contents" style:list-style-name="L16"/>
    <style:style style:name="P64" style:family="paragraph" style:parent-style-name="Table_20_Contents" style:list-style-name="L12">
      <style:paragraph-properties fo:margin-left="0.415cm" fo:margin-right="0.011cm" fo:text-indent="0cm" style:auto-text-indent="false"/>
    </style:style>
    <style:style style:name="P65" style:family="paragraph" style:parent-style-name="Table_20_Contents" style:list-style-name="L12">
      <style:paragraph-properties fo:margin-left="0.415cm" fo:margin-right="0.011cm" fo:text-indent="0cm" style:auto-text-indent="false">
        <style:tab-stops/>
      </style:paragraph-properties>
    </style:style>
    <style:style style:name="P66" style:family="paragraph" style:parent-style-name="Heading_20_2">
      <style:paragraph-properties fo:break-before="page"/>
    </style:style>
    <style:style style:name="P67" style:family="paragraph" style:parent-style-name="Heading_20_2">
      <style:paragraph-properties fo:margin-left="3cm" fo:margin-right="0cm" fo:text-indent="0cm" style:auto-text-indent="false"/>
    </style:style>
    <style:style style:name="P6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1</text:p>
      <text:p text:style-name="P13">Installation and Configuration Guide</text:p>
      <text:p text:style-name="P5"/>
      <text:p text:style-name="P42">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 – August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6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Chapter 1<text:tab/>About this Guide <text:s text:c="2"/><text:tab/>3</text:p>
          <text:p text:style-name="P40">Chapter 2<text:tab/>Introduction <text:s text:c="2"/><text:tab/>4</text:p>
          <text:p text:style-name="P41">Architecture <text:s text:c="2"/><text:tab/>5</text:p>
          <text:p text:style-name="P40">Chapter 3<text:tab/>System Requirements <text:s text:c="2"/><text:tab/>6</text:p>
          <text:p text:style-name="P41">Assumptions <text:s text:c="2"/><text:tab/>6</text:p>
          <text:p text:style-name="P41">Minimum Hardware Requirements <text:s text:c="2"/><text:tab/>7</text:p>
          <text:p text:style-name="P41">Operating System Requirements <text:s text:c="2"/><text:tab/>8</text:p>
          <text:p text:style-name="P40">Chapter 4<text:tab/>Installation <text:s text:c="2"/><text:tab/>9</text:p>
          <text:p text:style-name="P41">Software Downloads <text:s text:c="2"/><text:tab/>9</text:p>
          <text:p text:style-name="P41">Software Installation <text:s text:c="2"/><text:tab/>9</text:p>
          <text:p text:style-name="P40">Chapter 5<text:tab/>Configuration <text:s text:c="2"/><text:tab/>10</text:p>
          <text:p text:style-name="P41">GNUstep Environment Overview <text:s text:c="2"/><text:tab/>10</text:p>
          <text:p text:style-name="P41">Preferences Hierarchy <text:s text:c="2"/><text:tab/>11</text:p>
          <text:p text:style-name="P41">General Preferences <text:s text:c="2"/><text:tab/>12</text:p>
          <text:p text:style-name="P41">Authentication using LDAP <text:s text:c="2"/><text:tab/>16</text:p>
          <text:p text:style-name="P41">LDAP Attributes Indexing <text:s text:c="2"/><text:tab/>18</text:p>
          <text:p text:style-name="P41">Authenticating using C.A.S. <text:s text:c="2"/><text:tab/>19</text:p>
          <text:p text:style-name="P41">Database Configuration <text:s text:c="2"/><text:tab/>20</text:p>
          <text:p text:style-name="P41">Authentication using SQL <text:s text:c="2"/><text:tab/>21</text:p>
          <text:p text:style-name="P41">SMTP Server Configuration <text:s text:c="2"/><text:tab/>22</text:p>
          <text:p text:style-name="P41">IMAP Server Configuration <text:s text:c="2"/><text:tab/>22</text:p>
          <text:p text:style-name="P41">Web Interface Configuration <text:s text:c="2"/><text:tab/>24</text:p>
          <text:p text:style-name="P41">SOGo Configuration Summary <text:s text:c="2"/><text:tab/>26</text:p>
          <text:p text:style-name="P41">Apache Configuration <text:s text:c="2"/><text:tab/>29</text:p>
          <text:p text:style-name="P41">Starting Services <text:s text:c="2"/><text:tab/>29</text:p>
          <text:p text:style-name="P40"><text:soft-page-break/>Chapter 6<text:tab/>Managing User Accounts <text:s text:c="2"/><text:tab/>30</text:p>
          <text:p text:style-name="P41">Creating the SOGo Administrative Account <text:s text:c="2"/><text:tab/>30</text:p>
          <text:p text:style-name="P41">Creating a User Account <text:s text:c="2"/><text:tab/>30</text:p>
          <text:p text:style-name="P40">Chapter 7<text:tab/>Funambol <text:s text:c="2"/><text:tab/>32</text:p>
          <text:p text:style-name="P40">Chapter 8<text:tab/>Using SOGo <text:s text:c="2"/><text:tab/>35</text:p>
          <text:p text:style-name="P41">SOGo Web Interface <text:s text:c="2"/><text:tab/>35</text:p>
          <text:p text:style-name="P41">Mozilla Thunderbird and Lightning <text:s text:c="2"/><text:tab/>35</text:p>
          <text:p text:style-name="P41">Funambol / Mobile Devices <text:s text:c="2"/><text:tab/>36</text:p>
          <text:p text:style-name="P41">Apple iCal 3 or Apple iCal 4 <text:s text:c="2"/><text:tab/>37</text:p>
          <text:p text:style-name="P40">Chapter 9<text:tab/>Additional Information <text:s text:c="2"/><text:tab/>38</text:p>
          <text:p text:style-name="P40">Chapter 10<text:tab/>Commercial Support and Contact Information <text:s text:c="2"/><text:tab/>39</text:p>
        </text:index-body>
      </text:table-of-content>
      <text:p text:style-name="Standard"/>
      <text:h text:style-name="P43"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6"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4" text:outline-level="1">System Requirements</text:h>
      <text:h text:style-name="Heading_20_2" text:outline-level="2">Assumptions</text:h>
      <text:p text:style-name="Standard">SOGo reuses many components in an infrastructure. Thus, it requires the following <text:s/>:</text:p>
      <text:list xml:id="list2112679933" text:style-name="L1">
        <text:list-header>
          <text:p text:style-name="P46">❏<text:tab/>Database server (MySQL, PostgreSQL or Oracle)</text:p>
          <text:p text:style-name="P49">❏<text:tab/>LDAP server (OpenLDAP, Novell eDirectory, Microsoft Active Directory and others) </text:p>
          <text:p text:style-name="P46">❏<text:tab/>SMTP server (Postfix, Sendmail and others)</text:p>
          <text:p text:style-name="P46">❏<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510561787" text:style-name="L2">
              <text:list-header>
                <text:p text:style-name="P50">◾ Intel, AMD, or PowerPC CPU 1 GHz</text:p>
                <text:p text:style-name="P50">◾ 512 MB of RAM (without Funambol, 1 GB RAM otherwise)</text:p>
                <text:p text:style-name="P50">◾ 1 GB of disk space</text:p>
              </text:list-header>
            </text:list>
            <text:p text:style-name="Table_20_Contents"/>
            <text:p text:style-name="Table_20_Contents">Production</text:p>
            <text:list xml:id="list1008331698" text:style-name="L3">
              <text:list-header>
                <text:p text:style-name="P51">◾ Intel, AMD or PowerPC CPU 3 GHz</text:p>
              </text:list-header>
            </text:list>
            <text:list xml:id="list430937163" text:style-name="L4">
              <text:list-header>
                <text:p text:style-name="P52">◾ 2048 MB of RAM</text:p>
              </text:list-header>
            </text:list>
            <text:list xml:id="list482989948" text:style-name="L3">
              <text:list-header>
                <text:p text:style-name="P51">◾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639588211" text:style-name="L5">
              <text:list-header>
                <text:p text:style-name="P53">◾ Intel, AMD, or PowerPC CPU 1.5 GHz</text:p>
              </text:list-header>
            </text:list>
            <text:list xml:id="list596956396" text:style-name="L6">
              <text:list-header>
                <text:p text:style-name="P54">◾ 1024x768 monitor resolution</text:p>
              </text:list-header>
            </text:list>
            <text:list xml:id="list1343579789" text:style-name="L7">
              <text:list-header>
                <text:p text:style-name="P55">◾ 512 MB of RAM</text:p>
                <text:p text:style-name="P55">◾ 128 Kbps or higher network connection</text:p>
              </text:list-header>
            </text:list>
            <text:p text:style-name="Table_20_Contents"/>
            <text:p text:style-name="Table_20_Contents">Microsoft Windows</text:p>
            <text:list xml:id="list1579310153" text:style-name="L6">
              <text:list-header>
                <text:p text:style-name="P54">◾ Microsoft Windows XP SP2 or Vista</text:p>
              </text:list-header>
            </text:list>
            <text:p text:style-name="Table_20_Contents"/>
            <text:p text:style-name="Table_20_Contents">Apple Mac OS X</text:p>
            <text:list xml:id="list2095996519" text:style-name="L8">
              <text:list-header>
                <text:p text:style-name="P56">◾ Apple Mac OS X 10.2 to 10.6</text:p>
              </text:list-header>
            </text:list>
            <text:p text:style-name="Table_20_Contents"/>
            <text:p text:style-name="Table_20_Contents">Linux</text:p>
            <text:list xml:id="list1432780446" text:style-name="L9">
              <text:list-header>
                <text:p text:style-name="P57">◾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200369465" text:style-name="L10">
              <text:list-header>
                <text:p text:style-name="P58">◾ Palm OS based devices with Synthesis SyncML Client</text:p>
                <text:p text:style-name="P58">◾ Research In Motion (RIM) BlackBerry devices with Funambol client</text:p>
                <text:p text:style-name="P58">◾ Microsoft Windows Mobile PocketPC or SmartPhone with the Funambol client</text:p>
              </text:list-header>
            </text:list>
            <text:p text:style-name="Table_20_Contents"/>
            <text:list xml:id="list1494743818" text:continue-numbering="true" text:style-name="L10">
              <text:list-header>
                <text:p text:style-name="P58">Apple iPhone / iPod using Apple iPhone OS 3.0 or 3.1.</text:p>
              </text:list-header>
            </text:list>
          </table:table-cell>
        </table:table-row>
      </table:table>
      <text:p text:style-name="Standard"/>
      <text:h text:style-name="P66" text:outline-level="2">Operating System Requirements</text:h>
      <text:p text:style-name="Standard">The following 32-bit and 64-bit operating systems are currently supported by SOGo :</text:p>
      <text:list xml:id="list1696270760" text:style-name="L11">
        <text:list-header>
          <text:p text:style-name="P47">❏<text:tab/>Red Hat Enterprise Linux (RHEL) 5.x Server</text:p>
          <text:p text:style-name="P47">❏<text:tab/>Community ENTerprise Operating System (CentOS) 5.x</text:p>
          <text:p text:style-name="P47">❏<text:tab/>Debian GNU/Linux (Lenny and Squeeze)</text:p>
          <text:p text:style-name="P47">❏<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4"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8">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8">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8">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6"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8">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0">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0">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570796749"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650859262" text:continue-numbering="true" text:style-name="L12">
              <text:list-header>
                <text:p text:style-name="P59">◾ Public</text:p>
                <text:p text:style-name="P59">◾ Confidential</text:p>
                <text:p text:style-name="P59">◾ Private</text:p>
                <text:p text:style-name="P59">And each string must end with one of those values:</text:p>
                <text:p text:style-name="P59">◾ Viewer</text:p>
                <text:p text:style-name="P59">◾ DAndTViewer</text:p>
                <text:p text:style-name="P59">◾ Modifier</text:p>
                <text:p text:style-name="P59">◾ Responder</text:p>
                <text:p text:style-name="P59">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912540295" text:style-name="L13">
              <text:list-header>
                <text:p text:style-name="P60">◾ English</text:p>
                <text:p text:style-name="P60">◾ French</text:p>
                <text:p text:style-name="P60">◾ German</text:p>
                <text:p text:style-name="P60">◾ Hungarian</text:p>
                <text:p text:style-name="P60">◾ Italian</text:p>
                <text:p text:style-name="P60">◾ Russian</text:p>
                <text:p text:style-name="P60">◾ Spanish</text:p>
                <text:p text:style-name="P60">◾ Swedish</text:p>
                <text:p text:style-name="P60">◾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258109936" text:continue-list="list1650859262" text:style-name="L12">
              <text:list-header>
                <text:p text:style-name="P59">◾ YES – to send notifications</text:p>
                <text:p text:style-name="P59">◾ NO – to not send notifications</text:p>
                <text:p text:style-name="P59">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0">D</text:p>
          </table:table-cell>
          <table:table-cell table:style-name="Table4.B2" office:value-type="string">
            <text:p text:style-name="Table_20_Contents">SOGoiPhoneForceAllDayTransparency</text:p>
          </table:table-cell>
          <table:table-cell table:style-name="Table4.B2" office:value-type="string">
            <text:p text:style-name="P36">When set to YES, this will force all-day events sent over by iPhone OS based devices to be transparent. This means that the all-day events will not be considered during freebusy lookups.</text:p>
          </table:table-cell>
        </table:table-row>
        <table:table-row>
          <table:table-cell table:style-name="Table4.A2" office:value-type="string">
            <text:p text:style-name="P30">S</text:p>
          </table:table-cell>
          <table:table-cell table:style-name="Table4.B2" office:value-type="string">
            <text:p text:style-name="Table_20_Contents">SOGoEnablePublicAccess</text:p>
          </table:table-cell>
          <table:table-cell table:style-name="Table4.B2" office:value-type="string">
            <text:p text:style-name="P36">Parameter used to allow or not your users to share publicly (ie., requiring not authentication) their calendars and address books.</text:p>
            <text:p text:style-name="P36">Possible values are :</text:p>
            <text:list xml:id="list1684918732" text:continue-numbering="true" text:style-name="L12">
              <text:list-header>
                <text:p text:style-name="P59">◾ YES – to allow them</text:p>
                <text:p text:style-name="P59">◾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PasswordChangeEnabled</text:p>
          </table:table-cell>
          <table:table-cell table:style-name="Table4.B2" office:value-type="string">
            <text:p text:style-name="P36">Parameter used to allow or not users to change their passwords from SOGo.</text:p>
            <text:p text:style-name="P36">Possible values are :</text:p>
            <text:list xml:id="list317488477" text:continue-numbering="true" text:style-name="L12">
              <text:list-header>
                <text:p text:style-name="P59">◾ YES – to allow them</text:p>
                <text:p text:style-name="P59">◾ NO – to prevent them from doing so</text:p>
              </text:list-header>
            </text:list>
            <text:p text:style-name="P36">Defaults to NO when unset.</text:p>
          </table:table-cell>
        </table:table-row>
        <table:table-row>
          <table:table-cell table:style-name="Table4.A2" office:value-type="string">
            <text:p text:style-name="P30">S</text:p>
          </table:table-cell>
          <table:table-cell table:style-name="Table4.B2" office:value-type="string">
            <text:p text:style-name="Table_20_Contents">SOGoSupportedLanguages</text:p>
          </table:table-cell>
          <table:table-cell table:style-name="Table4.B2" office:value-type="string">
            <text:p text:style-name="P36">Parameter used to configure which languages are available from SOGo's Web interface. Available languages are specified as an array of string. The default value is :</text:p>
            <text:p text:style-name="P37"><text:s/>( "Czech", "Welsh", "English", "Spanish", "French", "German", "Italian", "Hungarian", "Dutch", "BrazilianPortuguese", "Polish", "Russian", Ukrainian", "Swedish" )</text:p>
          </table:table-cell>
        </table:table-row>
      </table:table>
      <text:p text:style-name="Standard"/>
      <text:h text:style-name="P67"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an array of fields that returns the user's email addresses (defaults to <text:span text:style-name="Code_20__28_inline_29_">mail</text:span> when unset)</text:p>
          </table:table-cell>
        </table:table-row>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n array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passwordPolicy</text:p>
          </table:table-cell>
          <table:table-cell table:style-name="Table26.B3" office:value-type="string">
            <text:p text:style-name="P23">If set to YES, SOGo will use the extended LDAP Password Policies attributes. If you LDAP server does not support those and you activate this feature, every LDAP requests will fail.</text:p>
          </table:table-cell>
        </table:table-row>
        <text:soft-page-break/>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 (with read-only access)</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2" office:value-type="string">
            <text:p text:style-name="P30"/>
          </table:table-cell>
          <table:table-cell table:style-name="Table26.B22" office:value-type="string">
            <text:p text:style-name="P33">ModulesConstraints (optional)</text:p>
          </table:table-cell>
          <table:table-cell table:style-name="Table26.B2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870540770" text:style-name="L14">
        <text:list-header>
          <text:p text:style-name="P48">❏<text:tab/>givenName</text:p>
          <text:p text:style-name="P48">❏<text:tab/>cn</text:p>
          <text:p text:style-name="P48">❏<text:tab/>mail</text:p>
          <text:p text:style-name="P48">❏<text:tab/>sn</text:p>
          <text:p text:style-name="P45"/>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h text:style-name="Heading_20_2" text:outline-level="2"><text:soft-page-break/>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287182886" text:continue-list="list317488477" text:style-name="L12">
              <text:list-header>
                <text:p text:style-name="P64">◾ <text:span text:style-name="T6">c_uid</text:span> : will be used for authentication – it's a username or username@domain.tld</text:p>
                <text:p text:style-name="P64">◾ <text:span text:style-name="T6">c_name</text:span> : will be used to uniquely identify entries – which can be identical to c_uid </text:p>
                <text:p text:style-name="P64">◾ <text:span text:style-name="T6">c_password</text:span> : password of the user, plain text or md5 encoded </text:p>
                <text:p text:style-name="P64">◾ <text:span text:style-name="T6">c_cn</text:span> : the user's common name</text:p>
                <text:p text:style-name="P64">◾ <text:span text:style-name="T6">mail</text:span> : the user's email address</text:p>
                <text:p text:style-name="P65"/>
                <text:p text:style-name="P65">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 (with read-only access)</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oft-page-break/><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359160311" text:style-name="L15">
              <text:list-header>
                <text:p text:style-name="P61"><text:span text:style-name="Code_20__28_inline_29_">◾ sendmail</text:span> – to use the sendmail binary</text:p>
                <text:p text:style-name="P61"><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P18"/>
      <text:p text:style-name="P39">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716841778" text:style-name="L16">
              <text:list-item>
                <text:p text:style-name="P63">imaps://localhost:993</text:p>
              </text:list-item>
              <text:list-item>
                <text:p text:style-name="P63">imaps://localhost:143/?tls=YES</text:p>
              </text:list-item>
            </text:list>
          </table:table-cell>
        </table:table-row>
        <table:table-row>
          <table:table-cell table:style-name="Table28.A5" office:value-type="string">
            <text:p text:style-name="P30">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9">◾ YES</text:p>
                <text:p text:style-name="P59">◾ NO</text:p>
                <text:p text:style-name="P62">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1">Parameter used to specify which RFC the IMAP server implements with respect to ACLs. Possible values are :</text:p>
                <text:p text:style-name="P61"><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0">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042222935" text:continue-numbering="true" text:style-name="L12">
              <text:list-header>
                <text:p text:style-name="P59">◾ YES</text:p>
                <text:p text:style-name="P59">◾ NO</text:p>
                <text:p text:style-name="P59">Defaults to NO when unset.</text:p>
              </text:list-header>
            </text:list>
          </table:table-cell>
        </table:table-row>
        <table:table-row>
          <table:table-cell table:style-name="Table28.A5" office:value-type="string">
            <text:p text:style-name="P30">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0">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text:soft-page-break/>Setting this will also have an impact on the mailbox separator used by Sieve filters. The default separator is “/”.</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164951286" text:continue-list="list317216539" text:style-name="L15">
              <text:list-header>
                <text:p text:style-name="P61"><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ext:soft-page-break/>
        <table:table-row>
          <table:table-cell table:style-name="Table1.A2" office:value-type="string">
            <text:p text:style-name="P30">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483066845" text:continue-numbering="true" text:style-name="L15">
              <text:list-header>
                <text:p text:style-name="P61"><text:span text:style-name="Code_20__28_inline_29_">◾ 1</text:span></text:p>
                <text:p text:style-name="P61"><text:span text:style-name="Code_20__28_inline_29_">◾ 2</text:span></text:p>
                <text:p text:style-name="P61"><text:span text:style-name="Code_20__28_inline_29_">◾ 5</text:span></text:p>
                <text:p text:style-name="P61"><text:span text:style-name="Code_20__28_inline_29_">◾ 10</text:span></text:p>
                <text:p text:style-name="P61"><text:span text:style-name="Code_20__28_inline_29_">◾ 20</text:span></text:p>
                <text:p text:style-name="P61"><text:span text:style-name="Code_20__28_inline_29_">◾ 30</text:span></text:p>
                <text:p text:style-name="P61"><text:span text:style-name="Code_20__28_inline_29_">◾ 60</text:span></text:p>
                <text:p text:style-name="P61">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816985928" text:continue-numbering="true" text:style-name="L15">
              <text:list-header>
                <text:p text:style-name="P61"><text:span text:style-name="Code_20__28_inline_29_">◾ manually</text:span></text:p>
                <text:p text:style-name="P61"><text:span text:style-name="Code_20__28_inline_29_">◾ every_minute</text:span></text:p>
                <text:p text:style-name="P61"><text:span text:style-name="Code_20__28_inline_29_">◾ every_2_minutes</text:span></text:p>
                <text:p text:style-name="P61"><text:span text:style-name="Code_20__28_inline_29_">◾ every_5_minutes</text:span></text:p>
                <text:p text:style-name="P61"><text:span text:style-name="Code_20__28_inline_29_">◾ every_10_minutes</text:span></text:p>
                <text:p text:style-name="P61"><text:span text:style-name="Code_20__28_inline_29_">◾ every_20_minutes</text:span></text:p>
                <text:p text:style-name="P61"><text:span text:style-name="Code_20__28_inline_29_">◾ every_30_minutes</text:span></text:p>
                <text:p text:style-name="P6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text:soft-page-break/>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SpecialFoldersInRoot = YES;</text:p>
      <text:p text:style-name="Code"><text:tab/>SOGoTrashFolderName = Trash;</text:p>
      <text:p text:style-name="Code"><text:tab/>SOGoIMAPServer = localhost;</text:p>
      <text:p text:style-name="Code"><text:soft-page-break/><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text:soft-page-break/>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9"/>
      <text:p text:style-name="Standard">Next, install the Funambol SOGo Connector within Funambol server by issuing the following commands :</text:p>
      <text:p text:style-name="Code">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6"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4"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25</meta:editing-cycles>
    <meta:editing-duration>PT183H27M04S</meta:editing-duration>
    <dc:date>2010-08-25T10:01:05</dc:date>
    <meta:document-statistic meta:table-count="11" meta:image-count="4" meta:object-count="0" meta:page-count="41" meta:paragraph-count="886" meta:word-count="7555" meta:character-count="49371"/>
    <meta:user-defined meta:name="Info 1"/>
    <meta:user-defined meta:name="Info 2"/>
    <meta:user-defined meta:name="Info 3"/>
    <meta:user-defined meta:name="Info 4"/>
  </office:meta>
</office:document-meta>
</file>